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 office:value-type="string">
            <text:p>2023-02-11_07-46-44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3-02-11_02-39-34_000.jpg</text:p>
          </table:table-cell>
          <table:table-cell table:style-name="ce26" office:value-type="string">
            <text:p>:m :PHOTO 寝た時刻 / 2023 / オナニー、未了、duration=30時間ぐらい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3 / オナニー、未了、duration=30時間ぐらい,other=~">
            <text:p>:m :PHOTO 寝た時刻 / 2023 / オナニー、未了、duration=30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2-10_21-44-3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 office:value-type="string">
            <text:p>2023-02-11_08-20-26_000.jpg</text:p>
          </table:table-cell>
          <table:table-cell table:style-name="ce26" office:value-type="string">
            <text:p>:PHOTO 記録 / what=ゴミ出し / for=瓶 / occasion=~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3-02-11_07-50-32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2-10_18-58-47_000.mp4</text:p>
          </table:table-cell>
          <table:table-cell table:style-name="ce27" office:value-type="string">
            <text:p>:VIDEO / @自室 / 記録 / jap.flute / 演奏、play / R=1 / genre=melody,session=hour-18,memo=~,file-piece-id=~,memo=+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VIDEO / @自室 / 記録 / jap.flute / 演奏、play / R=1 / genre=melody,session=hour-18,memo=~,file-piece-id=~,memo=+,other=~">
            <text:p>:VIDEO / @自室 / 記録 / jap.flute / 演奏、play / R=1 / genre=melody,session=hour-18,memo=~,file-piece-id=~,memo=+,other=~</text:p>
          </table:table-cell>
          <table:table-cell table:style-name="ce10" table:formula="of:=RIGHT([.B7];[.K7])" office:value-type="string" office:string-value="mp4">
            <text:p>mp4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02-10_18-00-08_000.jpg</text:p>
          </table:table-cell>
          <table:table-cell table:style-name="ce26" office:value-type="string">
            <text:p>:m RES 1*2 / free# JVEMV6 82#_ZQIW:1 / 82. math-research / topics=(1/x^n)：微分、s回：一般式,w=~,s=~,i=~,doc=~,other=s-id.KM3D;q+:q-id.PS1M:微分した式、収束するか</text:p>
          </table:table-cell>
          <table:table-cell table:style-name="ce27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m RES 1*2 / free# JVEMV6 82#_ZQIW:1 / 82. math-research / topics=(1/x^n)：微分、s回：一般式,w=~,s=~,i=~,doc=~,other=s-id.KM3D;q+:q-id.PS1M:微分した式、収束するか">
            <text:p>:m RES 1*2 / free# JVEMV6 82#_ZQIW:1 / 82. math-research / topics=(1/x^n)：微分、s回：一般式,w=~,s=~,i=~,doc=~,other=s-id.KM3D;q+:q-id.PS1M:微分した式、収束するか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7" office:value-type="string">
            <text:p>2023-02-10_18-00-21_000.jpg</text:p>
          </table:table-cell>
          <table:table-cell table:style-name="ce26" office:value-type="string">
            <text:p>:m RES 2*2 / free# JVEMV6 82#_ZQIW:1 / 82. math-research / topics=(1/x^n)：微分、s回：一般式,w=~,s=~,i=~,doc=~,other=s-id.KM3D;q+:q-id.PS1M:微分した式、収束するか;q+:q-id.FDYS:上限の有無、どうやって判定するか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RES 2*2 / free# JVEMV6 82#_ZQIW:1 / 82. math-research / topics=(1/x^n)：微分、s回：一般式,w=~,s=~,i=~,doc=~,other=s-id.KM3D;q+:q-id.PS1M:微分した式、収束するか;q+:q-id.FDYS:上限の有無、どうやって判定するか">
            <text:p>:m RES 2*2 / free# JVEMV6 82#_ZQIW:1 / 82. math-research / topics=(1/x^n)：微分、s回：一般式,w=~,s=~,i=~,doc=~,other=s-id.KM3D;q+:q-id.PS1M:微分した式、収束するか;q+:q-id.FDYS:上限の有無、どうやって判定するか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2-11_02-23-11_000.jpg</text:p>
          </table:table-cell>
          <table:table-cell table:style-name="ce26" office:value-type="string">
            <text:p>:m #*# RES / free / res-id=305M / theme=ハーブ：ディル / genre=sigmulhag:herb,content=ディル：分類,w=イノンド / session-number=s-id.Q80B / doc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#*# RES / free / res-id=305M / theme=ハーブ：ディル / genre=sigmulhag:herb,content=ディル：分類,w=イノンド / session-number=s-id.Q80B / doc=~,other=~">
            <text:p>:m #*# RES / free / res-id=305M / theme=ハーブ：ディル / genre=sigmulhag:herb,content=ディル：分類,w=イノンド / session-number=s-id.Q80B / doc=~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8" office:value-type="string">
            <text:p>2023-02-11_02-23-17_000.jpg</text:p>
          </table:table-cell>
          <table:table-cell table:style-name="ce26" office:value-type="string">
            <text:p>:m 記録 / 身体 / 全身像 / 顔 / 様子 / time=夜；occasion=歯磨き中（か？）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記録 / 身体 / 全身像 / 顔 / 様子 / time=夜；occasion=歯磨き中（か？）">
            <text:p>:m 記録 / 身体 / 全身像 / 顔 / 様子 / time=夜；occasion=歯磨き中（か？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7" office:value-type="string">
            <text:p>2023-02-11_12-27-44_000.jpg</text:p>
          </table:table-cell>
          <table:table-cell table:style-name="ce26" office:value-type="string">
            <text:p>:m 1*2 RES / JVEMV6 64#218_chosenjin_gyakusatsu / 『関東大震災　「朝鮮人虐殺の真実」』 著者=工藤美代子,校注=~,出版社=産経新聞出版 / p.20 / w=,topic=被害：数字,publisher=~,other=map+:千葉県：半島先端地域：館山市、館山湾；found+:全壊、半壊戸数：関東全域：神奈川、県級領域の中では、最多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1*2 RES / JVEMV6 64#218_chosenjin_gyakusatsu / 『関東大震災　「朝鮮人虐殺の真実」』 著者=工藤美代子,校注=~,出版社=産経新聞出版 / p.20 / w=,topic=被害：数字,publisher=~,other=map+:千葉県：半島先端地域：館山市、館山湾；found+:全壊、半壊戸数：関東全域：神奈川、県級領域の中では、最多">
            <text:p>:m 1*2 RES / JVEMV6 64#218_chosenjin_gyakusatsu / 『関東大震災　「朝鮮人虐殺の真実」』 著者=工藤美代子,校注=~,出版社=産経新聞出版 / p.20 / w=,topic=被害：数字,publisher=~,other=map+:千葉県：半島先端地域：館山市、館山湾；found+:全壊、半壊戸数：関東全域：神奈川、県級領域の中では、最多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8" office:value-type="string">
            <text:p>2023-02-11_12-28-18_000.jpg</text:p>
          </table:table-cell>
          <table:table-cell table:style-name="ce26" office:value-type="string">
            <text:p>:m 2*2 RES / JVEMV6 64#218_chosenjin_gyakusatsu / 『関東大震災　「朝鮮人虐殺の真実」』 著者=工藤美代子,校注=~,出版社=産経新聞出版 / p.20 / w=,topic=被害：数字：東京市：焼失家屋数；人口：東京市、在日朝鮮人数,publisher=~,other=map+:東京市：１５区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2*2 RES / JVEMV6 64#218_chosenjin_gyakusatsu / 『関東大震災　「朝鮮人虐殺の真実」』 著者=工藤美代子,校注=~,出版社=産経新聞出版 / p.20 / w=,topic=被害：数字：東京市：焼失家屋数；人口：東京市、在日朝鮮人数,publisher=~,other=map+:東京市：１５区">
            <text:p>:m 2*2 RES / JVEMV6 64#218_chosenjin_gyakusatsu / 『関東大震災　「朝鮮人虐殺の真実」』 著者=工藤美代子,校注=~,出版社=産経新聞出版 / p.20 / w=,topic=被害：数字：東京市：焼失家屋数；人口：東京市、在日朝鮮人数,publisher=~,other=map+:東京市：１５区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0" office:value-type="string">
            <text:p>2023-02-11_12-32-59_000.jpg</text:p>
          </table:table-cell>
          <table:table-cell table:style-name="ce26" office:value-type="string">
            <text:p>:m #*# / memo:other(m:other) / topic=習字, about=,other=,id=~,content=種;属;年;間;草;死;者;負;傷;帰;館;湾;岸;家;屋;全;壊;部;隊;警;察;朝;鮮;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#*# / memo:other(m:other) / topic=習字, about=,other=,id=~,content=種;属;年;間;草;死;者;負;傷;帰;館;湾;岸;家;屋;全;壊;部;隊;警;察;朝;鮮;">
            <text:p>:m #*# / memo:other(m:other) / topic=習字, about=,other=,id=~,content=種;属;年;間;草;死;者;負;傷;帰;館;湾;岸;家;屋;全;壊;部;隊;警;察;朝;鮮;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5]=&quot;&quot;;[.C17];CONCATENATE([.C17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2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1">2023/02/11</text:date>, <text:time>13:02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11T13:02:41.87</dc:date>
    <dc:creator>iwabuchi ken</dc:creator>
    <meta:editing-duration>P53DT19H41M38S</meta:editing-duration>
    <meta:editing-cycles>17336</meta:editing-cycles>
    <meta:document-statistic meta:table-count="2" meta:cell-count="921" meta:object-count="0"/>
    <meta:user-defined meta:name="qrichtext">1</meta:user-defined>
  </office:meta>
</office:document-meta>
</file>